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emplate_1" draw:style-name="dp1" draw:master-page-name="Default">
        <draw:rect draw:style-name="gr1" draw:text-style-name="P1" draw:layer="layout" svg:width="17.145cm" svg:height="22.225cm" svg:x="2.27cm" svg:y="2.905cm">
          <text:p/>
        </draw:rect>
        <draw:rect draw:style-name="gr2" draw:text-style-name="P2" draw:layer="layout" svg:width="12.7cm" svg:height="5.08cm" svg:x="4.81cm" svg:y="18.78cm">
          <text:p text:style-name="P2"><text:span text:style-name="T1">Invoice Slip</text:span></text:p>
        </draw:rect>
        <draw:rect draw:style-name="gr2" draw:text-style-name="P2" draw:layer="layout" svg:width="6.35cm" svg:height="1.905cm" svg:x="3.54cm" svg:y="4.81cm">
          <text:p text:style-name="P1"><text:span text:style-name="T1">Trade Mark</text:span></text:p>
        </draw:rect>
        <draw:rect draw:style-name="gr2" draw:text-style-name="P2" draw:layer="layout" svg:width="5.715cm" svg:height="2.54cm" svg:x="11.795cm" svg:y="4.81cm">
          <text:p text:style-name="P1"><text:span text:style-name="T1">Name</text:span></text:p>
          <text:p text:style-name="P1"><text:span text:style-name="T1">Address</text:span></text:p>
        </draw:rect>
        <draw:rect draw:style-name="gr2" draw:text-style-name="P2" draw:layer="layout" svg:width="6.985cm" svg:height="3.81cm" svg:x="3.54cm" svg:y="9.255cm">
          <text:p text:style-name="P1"><text:span text:style-name="T1">Shopping </text:span></text:p>
          <text:p text:style-name="P1"><text:span text:style-name="T1">details</text:span></text:p>
        </draw:rect>
        <draw:rect draw:style-name="gr2" draw:text-style-name="P2" draw:layer="layout" svg:width="7.62cm" svg:height="6.985cm" svg:x="11.16cm" svg:y="9.255cm">
          <text:p text:style-name="P1"><text:span text:style-name="T1">Transpromo</text:span></text:p>
        </draw:rect>
      </draw:page>
      <draw:page draw:name="page2" draw:style-name="dp1" draw:master-page-name="Default">
        <draw:rect draw:style-name="gr1" draw:text-style-name="P1" draw:layer="layout" svg:width="16.51cm" svg:height="21.59cm" svg:x="2.905cm" svg:y="3.54cm">
          <text:p/>
        </draw:rect>
        <draw:rect draw:style-name="gr2" draw:text-style-name="P2" draw:layer="layout" svg:width="6.35cm" svg:height="1.905cm" svg:x="3.54cm" svg:y="4.81cm">
          <text:p text:style-name="P1"><text:span text:style-name="T1">Trade Mark</text:span></text:p>
        </draw:rect>
        <draw:rect draw:style-name="gr2" draw:text-style-name="P2" draw:layer="layout" svg:width="5.715cm" svg:height="2.54cm" svg:x="11.795cm" svg:y="4.81cm">
          <text:p text:style-name="P1"><text:span text:style-name="T1">Name</text:span></text:p>
          <text:p text:style-name="P1"><text:span text:style-name="T1">Address</text:span></text:p>
        </draw:rect>
        <draw:rect draw:style-name="gr2" draw:text-style-name="P2" draw:layer="layout" svg:width="6.985cm" svg:height="3.81cm" svg:x="3.54cm" svg:y="9.255cm">
          <text:p text:style-name="P1"><text:span text:style-name="T1">Shopping </text:span></text:p>
          <text:p text:style-name="P1"><text:span text:style-name="T1">details</text:span></text:p>
        </draw:rect>
        <draw:rect draw:style-name="gr2" draw:text-style-name="P2" draw:layer="layout" svg:width="7.62cm" svg:height="6.985cm" svg:x="11.16cm" svg:y="9.255cm">
          <text:p text:style-name="P1"><text:span text:style-name="T1">Transpromo</text:span></text:p>
        </draw:rect>
        <draw:rect draw:style-name="gr2" draw:text-style-name="P2" draw:layer="layout" svg:width="12.065cm" svg:height="3.81cm" svg:x="5.445cm" svg:y="18.145cm">
          <text:p text:style-name="P1"><text:span text:style-name="T1">Table</text:span></text:p>
        </draw:rect>
      </draw:page>
      <draw:page draw:name="page3" draw:style-name="dp1" draw:master-page-name="Default">
        <draw:rect draw:style-name="gr1" draw:text-style-name="P1" draw:layer="layout" svg:width="16.51cm" svg:height="20.955cm" svg:x="2.905cm" svg:y="3.54cm">
          <text:p/>
        </draw:rect>
        <draw:rect draw:style-name="gr2" draw:text-style-name="P2" draw:layer="layout" svg:width="12.7cm" svg:height="5.08cm" svg:x="4.81cm" svg:y="18.78cm">
          <text:p text:style-name="P2"><text:span text:style-name="T1">Invoice Slip</text:span></text:p>
        </draw:rect>
        <draw:rect draw:style-name="gr2" draw:text-style-name="P2" draw:layer="layout" svg:width="12.7cm" svg:height="8.255cm" svg:x="4.81cm" svg:y="7.35cm">
          <text:p text:style-name="P1"><text:span text:style-name="T1">Table </text:span></text:p>
          <text:p text:style-name="P1"><text:span text:style-name="T1">continuing from last page</text:span></text:p>
        </draw:rect>
        <draw:rect draw:style-name="gr2" draw:text-style-name="P2" draw:layer="layout" svg:width="6.35cm" svg:height="1.905cm" svg:x="3.54cm" svg:y="4.811cm">
          <text:p text:style-name="P1"><text:span text:style-name="T1">Trade Mark</text:span></text:p>
        </draw:rect>
      </draw:page>
      <draw:page draw:name="page4" draw:style-name="dp1" draw:master-page-name="Default">
        <draw:rect draw:style-name="gr1" draw:text-style-name="P1" draw:layer="layout" svg:width="16.51cm" svg:height="20.955cm" svg:x="2.905cm" svg:y="3.54cm">
          <text:p/>
        </draw:rect>
        <draw:rect draw:style-name="gr2" draw:text-style-name="P2" draw:layer="layout" svg:width="6.35cm" svg:height="1.905cm" svg:x="3.54cm" svg:y="4.81cm">
          <text:p text:style-name="P1"><text:span text:style-name="T1">Trade Mark</text:span></text:p>
        </draw:rect>
        <draw:rect draw:style-name="gr2" draw:text-style-name="P2" draw:layer="layout" svg:width="5.715cm" svg:height="2.54cm" svg:x="11.795cm" svg:y="4.81cm">
          <text:p text:style-name="P1"><text:span text:style-name="T1">Name</text:span></text:p>
          <text:p text:style-name="P1"><text:span text:style-name="T1">Address</text:span></text:p>
        </draw:rect>
        <draw:rect draw:style-name="gr2" draw:text-style-name="P2" draw:layer="layout" svg:width="6.985cm" svg:height="3.81cm" svg:x="3.54cm" svg:y="9.255cm">
          <text:p text:style-name="P1"><text:span text:style-name="T1">Shopping </text:span></text:p>
          <text:p text:style-name="P1"><text:span text:style-name="T1">details</text:span></text:p>
        </draw:rect>
        <draw:rect draw:style-name="gr2" draw:text-style-name="P2" draw:layer="layout" svg:width="7.62cm" svg:height="6.985cm" svg:x="11.16cm" svg:y="9.255cm">
          <text:p text:style-name="P1"><text:span text:style-name="T1">Transpromo</text:span></text:p>
        </draw:rect>
        <draw:rect draw:style-name="gr2" draw:text-style-name="P2" draw:layer="layout" svg:width="12.065cm" svg:height="3.81cm" svg:x="5.446cm" svg:y="18.145cm">
          <text:p text:style-name="P1"><text:span text:style-name="T1">Table</text:span></text:p>
        </draw:rect>
      </draw:page>
      <draw:page draw:name="page5" draw:style-name="dp1" draw:master-page-name="Default">
        <draw:rect draw:style-name="gr1" draw:text-style-name="P1" draw:layer="layout" svg:width="16.51cm" svg:height="21.59cm" svg:x="2.905cm" svg:y="3.54cm">
          <text:p/>
        </draw:rect>
        <draw:rect draw:style-name="gr2" draw:text-style-name="P1" draw:layer="layout" svg:width="11.43cm" svg:height="12.065cm" svg:x="4.81cm" svg:y="8.62cm">
          <text:p text:style-name="P1"><text:span text:style-name="T1">Table </text:span></text:p>
          <text:p text:style-name="P1"><text:span text:style-name="T1">continuing from last page</text:span></text:p>
        </draw:rect>
        <draw:rect draw:style-name="gr2" draw:text-style-name="P2" draw:layer="layout" svg:width="5.715cm" svg:height="1.905cm" svg:x="4.81cm" svg:y="4.81cm">
          <text:p text:style-name="P1"><text:span text:style-name="T1">Trade Mark</text:span></text:p>
        </draw:rect>
      </draw:page>
      <draw:page draw:name="page6" draw:style-name="dp1" draw:master-page-name="Default">
        <draw:rect draw:style-name="gr1" draw:text-style-name="P1" draw:layer="layout" svg:width="16.51cm" svg:height="20.955cm" svg:x="2.905cm" svg:y="3.54cm">
          <text:p/>
        </draw:rect>
        <draw:rect draw:style-name="gr2" draw:text-style-name="P2" draw:layer="layout" svg:width="12.7cm" svg:height="5.08cm" svg:x="4.81cm" svg:y="18.78cm">
          <text:p text:style-name="P2"><text:span text:style-name="T1">Invoice Slip</text:span></text:p>
        </draw:rect>
        <draw:rect draw:style-name="gr2" draw:text-style-name="P2" draw:layer="layout" svg:width="12.7cm" svg:height="8.255cm" svg:x="4.81cm" svg:y="7.35cm">
          <text:p text:style-name="P3"><text:span text:style-name="T1">Table </text:span></text:p>
          <text:p text:style-name="P3"><text:span text:style-name="T1">continuing from last page</text:span></text:p>
        </draw:rect>
        <draw:rect draw:style-name="gr2" draw:text-style-name="P2" draw:layer="layout" svg:width="6.35cm" svg:height="1.905cm" svg:x="3.54cm" svg:y="4.811cm">
          <text:p text:style-name="P3"><text:span text:style-name="T1">Trade Mark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uanzhiqian </meta:initial-creator>
    <meta:creation-date>2011-05-17T22:01:51</meta:creation-date>
    <dc:date>2011-05-17T22:29:28</dc:date>
    <dc:creator>yuanzhiqian </dc:creator>
    <meta:editing-duration>PT00H27M37S</meta:editing-duration>
    <meta:editing-cycles>2</meta:editing-cycles>
    <meta:generator>OpenOffice.org/3.2$Linux OpenOffice.org_project/320m19$Build-9505</meta:generator>
    <meta:document-statistic meta:object-count="29"/>
  </office:meta>
</office:document-meta>
</file>